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UserModifier.getModificationItem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ternalUser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rnalUser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UserModifier.rename(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rnalUserModifier.isUpdateN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UserModifier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UserModifier.setReferral( String refer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UserModifier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User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User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User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UserModifier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rnalUser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rnalUserModifier.ExternalUserModifier( ExternalUserDao dao , ExternalUser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UserModifier.ExternalUserModifier( ExternalUserDao dao , String id , String refer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